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/>
    <style:font-face style:name="tim" svg:font-family="tim"/>
    <style:font-face style:name="Cantarell" svg:font-family="Cantarell" style:font-pitch="variable"/>
    <style:font-face style:name="Montserrat" svg:font-family="Montserrat" style:font-pitch="variable"/>
    <style:font-face style:name="Nimbus Roman" svg:font-family="'Nimbus Roman'" style:font-pitch="variable"/>
    <style:font-face style:name="Symbola" svg:font-family="Symbol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style:font-name="Nimbus Roman" fo:font-size="14pt" fo:font-style="italic" style:text-underline-style="none" fo:font-weight="normal" officeooo:paragraph-rsid="00065c1d" style:font-size-asian="14pt" style:font-style-asian="italic" style:font-weight-asian="normal" style:font-size-complex="14pt" style:font-style-complex="italic" style:font-weight-complex="normal"/>
    </style:style>
    <style:style style:name="P2" style:family="paragraph" style:parent-style-name="Heading_20_2">
      <style:paragraph-properties fo:text-align="justify" style:justify-single-word="false"/>
      <style:text-properties officeooo:paragraph-rsid="000adfc4"/>
    </style:style>
    <style:style style:name="P3" style:family="paragraph" style:parent-style-name="Heading_20_2">
      <style:paragraph-properties fo:break-before="page"/>
    </style:style>
    <style:style style:name="P4" style:family="paragraph" style:parent-style-name="Title">
      <style:text-properties style:font-name="Nimbus Roman"/>
    </style:style>
    <style:style style:name="P5" style:family="paragraph" style:parent-style-name="Title">
      <style:text-properties style:font-name="Nimbus Roman" officeooo:paragraph-rsid="000621ba"/>
    </style:style>
    <style:style style:name="P6" style:family="paragraph" style:parent-style-name="Text_20_body">
      <style:text-properties officeooo:rsid="000621ba" officeooo:paragraph-rsid="000621ba"/>
    </style:style>
    <style:style style:name="P7" style:family="paragraph" style:parent-style-name="Text_20_body">
      <style:paragraph-properties fo:break-before="column"/>
      <style:text-properties officeooo:paragraph-rsid="00065c1d"/>
    </style:style>
    <style:style style:name="P8" style:family="paragraph" style:parent-style-name="Text_20_body">
      <style:paragraph-properties fo:margin-left="0in" fo:margin-right="0in" fo:text-indent="0in" style:auto-text-indent="true">
        <style:drop-cap style:lines="3"/>
      </style:paragraph-properties>
      <style:text-properties officeooo:rsid="000adfc4" officeooo:paragraph-rsid="000adfc4"/>
    </style:style>
    <style:style style:name="P9" style:family="paragraph" style:parent-style-name="Footer">
      <style:paragraph-properties fo:text-align="center" style:justify-single-word="false"/>
      <style:text-properties officeooo:rsid="000621ba" officeooo:paragraph-rsid="000621ba"/>
    </style:style>
    <style:style style:name="P10" style:family="paragraph" style:parent-style-name="Subtitle">
      <style:text-properties style:font-name="Nimbus Roman" officeooo:rsid="000621ba" officeooo:paragraph-rsid="000621ba"/>
    </style:style>
    <style:style style:name="P11" style:family="paragraph" style:parent-style-name="Subtitle">
      <style:text-properties officeooo:rsid="000621ba" officeooo:paragraph-rsid="000621ba"/>
    </style:style>
    <style:style style:name="P12" style:family="paragraph" style:parent-style-name="Header">
      <style:paragraph-properties fo:text-align="center" style:justify-single-word="false"/>
      <style:text-properties style:font-name="Nimbus Roman" fo:font-size="11pt" officeooo:rsid="00065c1d" officeooo:paragraph-rsid="00065c1d" style:font-size-asian="11pt" style:font-size-complex="11pt"/>
    </style:style>
    <style:style style:name="P13" style:family="paragraph" style:parent-style-name="Header">
      <style:paragraph-properties fo:text-align="center" style:justify-single-word="false"/>
      <style:text-properties officeooo:paragraph-rsid="00065c1d"/>
    </style:style>
    <style:style style:name="T1" style:family="text">
      <style:text-properties officeooo:rsid="000621ba"/>
    </style:style>
    <style:style style:name="T2" style:family="text">
      <style:text-properties style:font-name="Nimbus Roman"/>
    </style:style>
    <style:style style:name="T3" style:family="text">
      <style:text-properties style:font-name="Nimbus Roman" fo:font-size="14pt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4" style:family="text">
      <style:text-properties style:font-name="Nimbus Roman" fo:font-size="14pt" fo:font-style="italic" style:text-underline-style="none" fo:font-weight="normal" officeooo:rsid="00065c1d" style:font-size-asian="14pt" style:font-style-asian="italic" style:font-weight-asian="normal" style:font-size-complex="14pt" style:font-style-complex="italic" style:font-weight-complex="normal"/>
    </style:style>
    <style:style style:name="T5" style:family="text">
      <style:text-properties style:font-name="Nimbus Roman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6" style:family="text">
      <style:text-properties style:font-name="Nimbus Roman" fo:font-size="9pt" fo:font-style="italic" fo:font-weight="normal" officeooo:rsid="0009f92b" style:font-size-asian="9pt" style:font-style-asian="italic" style:font-weight-asian="normal" style:font-size-complex="9pt" style:font-style-complex="italic" style:font-weight-complex="normal"/>
    </style:style>
    <style:style style:name="T7" style:family="text">
      <style:text-properties fo:font-size="27pt" style:font-size-asian="9.60000038146973pt" style:font-size-complex="11pt"/>
    </style:style>
    <style:style style:name="T8" style:family="text">
      <style:text-properties officeooo:rsid="000ca571"/>
    </style:style>
    <style:style style:name="Sect1" style:family="section">
      <style:section-properties text:dont-balance-text-columns="false" style:editable="false">
        <style:columns fo:column-count="2" fo:column-gap="0.2in">
          <style:column style:rel-width="4790*" fo:start-indent="0in" fo:end-indent="0.1in"/>
          <style:column style:rel-width="4791*" fo:start-indent="0.1in" fo:end-indent="0in"/>
        </style:columns>
      </style:section-properties>
    </style:style>
    <style:style style:name="Sect2" style:family="section">
      <style:section-properties text:dont-balance-text-columns="false"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Universidade de São Paulo</text:p>
      <text:p text:style-name="P10">Escola de Engenharia de São Carlos</text:p>
      <text:p text:style-name="P11"><text:span text:style-name="T2">Departamento de Engenharia Elétrica e de Computação</text:span></text:p>
      <text:p text:style-name="P6"/>
      <text:p text:style-name="Horizontal_20_Line"/>
      <text:p text:style-name="P4">Relatório <text:span text:style-name="T1">3</text:span></text:p>
      <text:p text:style-name="P5">Laboratório de Fundamentos de Controle – SEL0327</text:p>
      <text:p text:style-name="Horizontal_20_Line"/>
      <text:section text:style-name="Sect1" text:name="Section1">
        <text:h text:style-name="P1" text:outline-level="2"/>
        <text:h text:style-name="Heading_20_1" text:outline-level="1">Professora:</text:h>
        <text:h text:style-name="Heading_20_1" text:outline-level="1">Yu Tzu Wu</text:h>
        <text:p text:style-name="P7"><text:span text:style-name="T3"/></text:p>
        <text:h text:style-name="Heading_20_1" text:outline-level="1"><text:span text:style-name="T4">A</text:span><text:span text:style-name="T3">lunos:</text:span></text:h>
        <text:h text:style-name="Heading_20_1" text:outline-level="1"><text:bookmark text:name="docs-internal-guid-a5d38782-7fff-982c-a0a6-2c2ec889caf6"/>Alexandre Bueno Gomes 8622349</text:h>
        <text:h text:style-name="Heading_20_1" text:outline-level="1">Igor Cordeiro Santa Bárbara 9807336</text:h>
        <text:section text:style-name="Sect2" text:name="1Coluna">
          <text:h text:style-name="P3" text:outline-level="2">OBJETIVOS E PROCEDIMENTOS</text:h>
          <text:h text:style-name="P2" text:outline-level="2"><text:bookmark text:name="docs-internal-guid-2adfb2c3-7fff-ba57-bef9-9a65ae3fb2ea"/><text:span text:style-name="T5">O objetivo da prática em questão é estudar </text:span><text:span text:style-name="T6">XXXXXXXXXXXXXXXXXXXXXXXXXXXXXXXXXX</text:span><text:span text:style-name="T5">. Para tanto foram realizadas: simulações em MATLAB das respostas do circuitos e medições com o Osciloscópio Tektronix TBS 1102 na planta 4 disponível no laboratório de acordo com a montagem padrão do circuito conforme descrita no roteiro do experimento.</text:span></text:h>
        </text:section>
        <text:section text:style-name="Sect1" text:name="Section2">
          <text:h text:style-name="Heading_20_1" text:outline-level="1">I Experimento</text:h>
          <text:p text:style-name="P8"><text:span text:style-name="T7">N</text:span>ckajsdcn casdc <text:s/>a sdca dc , lorem impusm mue voo cocoa sdio <text:s/><text:span text:style-name="T8">asdcasdc asdc a c rfev e frv sd ca sdc a sd c as dc a sdc a sd ca s dc as dc asd c as dc as d c asdc asdccasdc ascasdcasdcasdcc asdc a <text:s text:c="2"/>gbri ec ijh vieuh uhcqewd cq cqud hc uqedc hquehdcquedc hhausdhc</text:span>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" svg:font-family="'Times New Roman'"/>
    <style:font-face style:name="tim" svg:font-family="tim"/>
    <style:font-face style:name="Cantarell" svg:font-family="Cantarell" style:font-pitch="variable"/>
    <style:font-face style:name="Montserrat" svg:font-family="Montserrat" style:font-pitch="variable"/>
    <style:font-face style:name="Nimbus Roman" svg:font-family="'Nimbus Roman'" style:font-pitch="variable"/>
    <style:font-face style:name="Symbola" svg:font-family="Symbol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  <style:text-properties style:font-name="Nimbus Roman" fo:font-family="'Nimbus Roman'" style:font-pitch="variable" fo:font-size="11pt" style:font-size-asian="9.60000038146973pt" style:font-size-complex="11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 fo:text-align="center" style:justify-single-word="false"/>
      <style:text-properties style:font-name="Nimbus Roman" fo:font-family="'Nimbus Roman'" style:font-pitch="variable" fo:font-size="9pt" fo:font-weight="normal" style:font-size-asian="9pt" style:font-weight-asian="normal" style:font-size-complex="9pt" style:font-weight-complex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 fo:text-align="center" style:justify-single-word="false"/>
      <style:text-properties style:font-name="Nimbus Roman" fo:font-family="'Nimbus Roman'" style:font-pitch="variable" fo:font-size="14pt" fo:font-style="normal" fo:font-weight="normal" officeooo:rsid="000adfc4" style:font-size-asian="14pt" style:font-style-asian="normal" style:font-weight-asian="normal" style:font-size-complex="14pt" style:font-style-complex="normal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Nimbus Roman" fo:font-size="11pt" officeooo:rsid="00065c1d" officeooo:paragraph-rsid="00065c1d" style:font-size-asian="11pt" style:font-size-complex="11pt"/>
    </style:style>
    <style:style style:name="MP2" style:family="paragraph" style:parent-style-name="Header">
      <style:paragraph-properties fo:text-align="center" style:justify-single-word="false"/>
      <style:text-properties officeooo:paragraph-rsid="00065c1d"/>
    </style:style>
    <style:style style:name="MP3" style:family="paragraph" style:parent-style-name="Footer">
      <style:paragraph-properties fo:text-align="center" style:justify-single-word="false"/>
      <style:text-properties officeooo:rsid="000621ba" officeooo:paragraph-rsid="000621ba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order-top="none" fo:border-bottom="none" fo:border-left="0.06pt solid #000000" fo:border-right="0.06pt solid #000000" fo:padding="0.0201in" fo:background-color="transparent" style:writing-mode="lr-tb" draw:fill="none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/>
      </style:header-style>
      <style:footer-style>
        <style:header-footer-properties fo:min-height="0.2402in" fo:margin-left="0in" fo:margin-right="0in" fo:margin-top="0.2in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header>
        <text:p text:style-name="MP1">SEL0327 – São Carlos, Maio de 2019 – SEL/EESC/USP</text:p>
        <text:p text:style-name="Horizontal_20_Line"/>
      </style:header>
      <loext:header-first>
        <text:p text:style-name="MP2"/>
      </loext:header-first>
      <style:footer>
        <text:p text:style-name="MP3">São Carlos, Maio de 2019</text:p>
      </style:footer>
      <loext:footer-first>
        <text:p text:style-name="MP3">São Carlos, Maio de 2019</text:p>
      </loext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9T08:14:39.950519789</meta:creation-date>
    <dc:date>2019-05-29T09:35:45.824709257</dc:date>
    <meta:editing-duration>PT7M22S</meta:editing-duration>
    <meta:editing-cycles>1</meta:editing-cycles>
    <meta:document-statistic meta:table-count="0" meta:image-count="0" meta:object-count="0" meta:page-count="2" meta:paragraph-count="17" meta:word-count="168" meta:character-count="989" meta:non-whitespace-character-count="831"/>
    <meta:generator>LibreOffice/6.1.5.2$Linux_X86_64 LibreOffice_project/10$Build-2</meta:generator>
  </office:meta>
</office:document-meta>
</file>